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1in"/>
    </style:style>
    <style:style style:name="co2" style:family="table-column">
      <style:table-column-properties fo:break-before="auto" style:column-width="1.848in"/>
    </style:style>
    <style:style style:name="co3" style:family="table-column">
      <style:table-column-properties fo:break-before="auto" style:column-width="3.7992in"/>
    </style:style>
    <style:style style:name="co4" style:family="table-column">
      <style:table-column-properties fo:break-before="auto" style:column-width="4.4862in"/>
    </style:style>
    <style:style style:name="co5" style:family="table-column">
      <style:table-column-properties fo:break-before="auto" style:column-width="0.3465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2D2-dri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1,C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4,C5,C6,C8,C9,C10,C11,C12,C13,C14,C15,C16,C17,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10x10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19,C2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SMA_Handsol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http://www.diodes.com/_files/datasheets/ds11005.pdf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,J2,J3</text:p>
          </table:table-cell>
          <table:table-cell office:value-type="float" office:value="1751248" calcext:value-type="float">
            <text:p>1751248</text:p>
          </table:table-cell>
          <table:table-cell/>
          <table:table-cell office:value-type="string" calcext:value-type="string">
            <text:p>1751248:PHOENIX_175124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4,J5</text:p>
          </table:table-cell>
          <table:table-cell office:value-type="float" office:value="1935776" calcext:value-type="float">
            <text:p>1935776</text:p>
          </table:table-cell>
          <table:table-cell/>
          <table:table-cell office:value-type="string" calcext:value-type="string">
            <text:p>1935776:PHOENIX_193577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5_P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,R2,R6,R7,R8,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0,R1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11,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table:number-columns-repeated="2" office:value-type="string" calcext:value-type="string">
            <text:p>PTS636 SM50J SMTR LFS</text:p>
          </table:table-cell>
          <table:table-cell office:value-type="string" calcext:value-type="string">
            <text:p>PTS636:SW_PTS636_CN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P1,TP2,TP3,TP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Pad_D1.0m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1117MP-3.3</text:p>
          </table:table-cell>
          <table:table-cell office:value-type="string" calcext:value-type="string">
            <text:p>http://www.ti.com/lit/ds/symlink/lm1117.pdf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TM32F042F6Px</text:p>
          </table:table-cell>
          <table:table-cell office:value-type="string" calcext:value-type="string">
            <text:p>https://www.st.com/resource/en/datasheet/stm32f042f6.pdf</text:p>
          </table:table-cell>
          <table:table-cell office:value-type="string" calcext:value-type="string">
            <text:p>Package_SO:TSSOP-20_4.4x6.5mm_P0.6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65HVD230</text:p>
          </table:table-cell>
          <table:table-cell office:value-type="string" calcext:value-type="string">
            <text:p>http://www.ti.com/lit/ds/symlink/sn65hvd230.pdf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4,U5</text:p>
          </table:table-cell>
          <table:table-cell table:number-columns-repeated="2" office:value-type="string" calcext:value-type="string">
            <text:p>BTN8962TAAUMA1</text:p>
          </table:table-cell>
          <table:table-cell office:value-type="string" calcext:value-type="string">
            <text:p>BTN8962TAAUMA1:PG-TO263-7-1_INF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19" meta:object-count="0"/>
    <meta:generator>LibreOffice/24.8.2.1$Linux_X86_64 LibreOffice_project/480$Build-1</meta:generator>
  </office:meta>
</office:document-meta>
</file>